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9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7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dash" draw:stroke-dash="Line_20_Style_20_9" draw:marker-start="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333333"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333333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2.016cm" svg:x2="4.81cm" svg:y2="9.128cm">
          <text:p/>
        </draw:line>
        <draw:line draw:style-name="gr1" draw:text-style-name="P1" draw:layer="layout" svg:x1="7.477cm" svg:y1="1.889cm" svg:x2="7.477cm" svg:y2="9.001cm">
          <text:p/>
        </draw:line>
        <draw:line draw:style-name="gr1" draw:text-style-name="P1" draw:layer="layout" svg:x1="9.763cm" svg:y1="1.889cm" svg:x2="9.763cm" svg:y2="9.001cm">
          <text:p/>
        </draw:line>
        <draw:line draw:style-name="gr1" draw:text-style-name="P1" draw:layer="layout" svg:x1="14.843cm" svg:y1="1.762cm" svg:x2="14.843cm" svg:y2="8.874cm">
          <text:p/>
        </draw:line>
        <draw:frame draw:style-name="gr2" draw:text-style-name="P2" draw:layer="layout" svg:width="3.732cm" svg:height="1.039cm" svg:x="1.529cm" svg:y="9.108cm">
          <draw:text-box>
            <text:p><text:span text:style-name="T1">Temperature Sensor</text:span></text:p>
          </draw:text-box>
        </draw:frame>
        <draw:frame draw:style-name="gr3" draw:text-style-name="P3" draw:layer="layout" svg:width="2.483cm" svg:height="1.039cm" svg:x="4.105cm" svg:y="9.105cm">
          <draw:text-box>
            <text:p><text:span text:style-name="T2">Door </text:span></text:p>
            <text:p><text:span text:style-name="T2">Sensor</text:span></text:p>
          </draw:text-box>
        </draw:frame>
        <draw:frame draw:style-name="gr4" draw:text-style-name="P3" draw:layer="layout" svg:width="2.771cm" svg:height="1.039cm" svg:x="6.842cm" svg:y="9.128cm">
          <draw:text-box>
            <text:p><text:span text:style-name="T2">Motion </text:span></text:p>
            <text:p><text:span text:style-name="T2">Sensor</text:span></text:p>
          </draw:text-box>
        </draw:frame>
        <draw:line draw:style-name="gr1" draw:text-style-name="P1" draw:layer="layout" svg:x1="12.303cm" svg:y1="1.762cm" svg:x2="12.303cm" svg:y2="8.874cm">
          <text:p/>
        </draw:line>
        <draw:frame draw:style-name="gr5" draw:layer="layout" svg:width="0.68cm" svg:height="0.962cm" svg:x="12.049cm" svg:y="9.382cm">
          <draw:text-box>
            <text:p><text:s/></text:p>
          </draw:text-box>
        </draw:frame>
        <draw:frame draw:style-name="gr4" draw:text-style-name="P3" draw:layer="layout" svg:width="2.771cm" svg:height="0.645cm" svg:x="9.001cm" svg:y="8.978cm">
          <draw:text-box>
            <text:p><text:span text:style-name="T2">Smart Heater</text:span></text:p>
          </draw:text-box>
        </draw:frame>
        <draw:frame draw:style-name="gr4" draw:text-style-name="P3" draw:layer="layout" svg:width="2.771cm" svg:height="0.645cm" svg:x="13.7cm" svg:y="9.128cm">
          <draw:text-box>
            <text:p><text:span text:style-name="T2">Gateway</text:span></text:p>
          </draw:text-box>
        </draw:frame>
        <draw:line draw:style-name="gr1" draw:text-style-name="P1" draw:layer="layout" svg:x1="18.399cm" svg:y1="1.889cm" svg:x2="18.399cm" svg:y2="9.001cm">
          <text:p/>
        </draw:line>
        <draw:frame draw:style-name="gr4" draw:text-style-name="P5" draw:layer="layout" svg:width="2.771cm" svg:height="1.039cm" svg:x="17.51cm" svg:y="9.105cm">
          <draw:text-box>
            <text:p text:style-name="P4"><text:span text:style-name="T2">Database</text:span></text:p>
            <text:p text:style-name="P4"><text:span text:style-name="T2">Back end</text:span></text:p>
          </draw:text-box>
        </draw:frame>
        <draw:line draw:style-name="gr6" draw:text-style-name="P1" draw:layer="layout" svg:x1="2.524cm" svg:y1="2.016cm" svg:x2="14.843cm" svg:y2="2.905cm">
          <text:p text:style-name="P1"><text:span text:style-name="T3"><text:s text:c="21"/></text:span><text:span text:style-name="T3">report(state)</text:span></text:p>
          <text:p text:style-name="P1"/>
        </draw:line>
        <draw:line draw:style-name="gr6" draw:text-style-name="P1" draw:layer="layout" svg:x1="4.81cm" svg:y1="3.667cm" svg:x2="14.97cm" svg:y2="4.302cm">
          <text:p text:style-name="P1"><text:span text:style-name="T3">report(state)</text:span></text:p>
          <text:p text:style-name="P1"/>
        </draw:line>
        <draw:line draw:style-name="gr6" draw:text-style-name="P1" draw:layer="layout" svg:x1="7.477cm" svg:y1="4.81cm" svg:x2="14.843cm" svg:y2="5.445cm">
          <text:p text:style-name="P1"><text:span text:style-name="T3"><text:s text:c="21"/></text:span><text:span text:style-name="T3">report(state)</text:span></text:p>
          <text:p text:style-name="P1"/>
        </draw:line>
        <draw:line draw:style-name="gr6" draw:text-style-name="P1" draw:layer="layout" svg:x1="7.477cm" svg:y1="6.08cm" svg:x2="14.843cm" svg:y2="6.715cm">
          <text:p text:style-name="P1"><text:span text:style-name="T3"><text:s text:c="21"/></text:span><text:span text:style-name="T3">report(state)</text:span></text:p>
          <text:p text:style-name="P1"/>
        </draw:line>
        <draw:line draw:style-name="gr7" draw:text-style-name="P6" draw:layer="layout" svg:x1="14.843cm" svg:y1="2.905cm" svg:x2="18.399cm" svg:y2="3.667cm">
          <text:p text:style-name="P1"><text:span text:style-name="T4">Log(tuple)</text:span></text:p>
          <text:p text:style-name="P1"><text:span text:style-name="T4"/></text:p>
        </draw:line>
        <draw:line draw:style-name="gr7" draw:text-style-name="P6" draw:layer="layout" svg:x1="14.843cm" svg:y1="4.302cm" svg:x2="18.399cm" svg:y2="5.064cm">
          <text:p text:style-name="P1"><text:span text:style-name="T4">Log(tuple)</text:span></text:p>
          <text:p text:style-name="P1"><text:span text:style-name="T4"/></text:p>
        </draw:line>
        <draw:line draw:style-name="gr7" draw:text-style-name="P6" draw:layer="layout" svg:x1="14.843cm" svg:y1="5.445cm" svg:x2="18.399cm" svg:y2="6.207cm">
          <text:p text:style-name="P1"><text:span text:style-name="T4">Log(tuple)</text:span></text:p>
          <text:p text:style-name="P1"><text:span text:style-name="T4"/></text:p>
        </draw:line>
        <draw:line draw:style-name="gr7" draw:text-style-name="P6" draw:layer="layout" svg:x1="14.843cm" svg:y1="6.715cm" svg:x2="18.399cm" svg:y2="7.477cm">
          <text:p text:style-name="P1"><text:span text:style-name="T4">Log(tuple)</text:span></text:p>
          <text:p text:style-name="P1"><text:span text:style-name="T4"/></text:p>
        </draw:line>
        <draw:line draw:style-name="gr1" draw:text-style-name="P1" draw:layer="layout" svg:x1="2.524cm" svg:y1="2.016cm" svg:x2="2.524cm" svg:y2="9.128cm">
          <text:p/>
        </draw:line>
        <draw:line draw:style-name="gr6" draw:text-style-name="P1" draw:layer="layout" svg:x1="9.763cm" svg:y1="7.096cm" svg:x2="14.816cm" svg:y2="7.508cm">
          <text:p text:style-name="P1"><text:span text:style-name="T3"><text:s text:c="21"/></text:span><text:span text:style-name="T3">report(state)</text:span></text:p>
          <text:p text:style-name="P1"/>
        </draw:line>
        <draw:line draw:style-name="gr6" draw:text-style-name="P1" draw:layer="layout" svg:x1="12.303cm" svg:y1="8.366cm" svg:x2="14.943cm" svg:y2="8.493cm">
          <text:p text:style-name="P1"><text:span text:style-name="T3"><text:s/></text:span><text:span text:style-name="T3">report(state)</text:span></text:p>
          <text:p text:style-name="P1"/>
        </draw:line>
        <draw:line draw:style-name="gr7" draw:text-style-name="P6" draw:layer="layout" svg:x1="14.843cm" svg:y1="7.477cm" svg:x2="18.399cm" svg:y2="8.239cm">
          <text:p text:style-name="P1"><text:span text:style-name="T4">Log(tuple)</text:span></text:p>
          <text:p text:style-name="P1"><text:span text:style-name="T4"/></text:p>
        </draw:line>
        <draw:line draw:style-name="gr7" draw:text-style-name="P6" draw:layer="layout" svg:x1="14.843cm" svg:y1="8.239cm" svg:x2="18.399cm" svg:y2="9.001cm">
          <text:p text:style-name="P1"><text:span text:style-name="T4">Log(tuple)</text:span></text:p>
          <text:p text:style-name="P1"><text:span text:style-name="T4"/></text:p>
        </draw:line>
        <draw:frame draw:style-name="gr3" draw:text-style-name="P3" draw:layer="layout" svg:width="2.483cm" svg:height="0.645cm" svg:x="11.414cm" svg:y="8.991cm">
          <draw:text-box>
            <text:p><text:span text:style-name="T2">Smart Bul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raf Ali Shaik</meta:initial-creator>
    <meta:creation-date>2015-04-09T15:24:24</meta:creation-date>
    <dc:date>2015-04-09T15:51:49</dc:date>
    <dc:creator>Ashraf Ali Shaik</dc:creator>
    <meta:editing-duration>PT12M15S</meta:editing-duration>
    <meta:editing-cycles>2</meta:editing-cycles>
    <meta:generator>OpenOffice/4.1.1$Unix OpenOffice.org_project/411m6$Build-9775</meta:generator>
    <meta:document-statistic meta:object-count="27"/>
  </office:meta>
</office:document-meta>
</file>